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text-indent="0in" style:auto-text-indent="false"/>
      <style:text-properties fo:color="#444444" loext:opacity="100%" style:font-name="Consolas" fo:font-size="9.75pt" fo:font-weight="normal" fo:background-color="#f0f0f0"/>
    </style:style>
    <style:style style:name="T1" style:family="text">
      <style:text-properties fo:color="#0000ff" loext:opacity="100%"/>
    </style:style>
    <style:style style:name="T2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 POLICY "Allow read" <text:span text:style-name="T1">ON</text:span> user_center <text:span text:style-name="T1">FOR</text:span> <text:span text:style-name="T1">SELECT</text:span> <text:span text:style-name="T1">USING</text:span> <text:span text:style-name="T2">(</text:span><text:span text:style-name="T1">true</text:span><text:span text:style-name="T2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00:54:29.046863400</meta:creation-date>
    <dc:date>2025-06-25T00:54:38.915327600</dc:date>
    <meta:editing-duration>PT10S</meta:editing-duration>
    <meta:editing-cycles>1</meta:editing-cycles>
    <meta:document-statistic meta:table-count="0" meta:image-count="0" meta:object-count="0" meta:page-count="1" meta:paragraph-count="1" meta:word-count="10" meta:character-count="66" meta:non-whitespace-character-count="57"/>
    <meta:generator>LibreOffice/25.2.4.3$Windows_X86_64 LibreOffice_project/33e196637044ead23f5c3226cde09b47731f7e27</meta:generator>
  </office:meta>
</office:document-meta>
</file>